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0615" officeooo:paragraph-rsid="000406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Ajayaj27</text:p>
      <text:p text:style-name="Standard"/>
      <text:p text:style-name="Standard">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</text:p>
      <text:p text:style-name="Standard"/>
      <text:p text:style-name="Standard"/>
      <text:p text:style-name="Standard"/>
      <text:p text:style-name="Standard"/>
      <text:p text:style-name="Standard">git remote add origin https://github.com/Ajayaj27/practice_repository.git</text:p>
      <text:p text:style-name="Standard">git branch -M main</text:p>
      <text:p text:style-name="Standard">git push -u origin mai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8T23:50:59.361767959</meta:creation-date>
    <dc:date>2023-09-09T00:24:34.161622243</dc:date>
    <meta:editing-duration>PT4M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5" meta:word-count="16" meta:character-count="162" meta:non-whitespace-character-count="151"/>
  </office:meta>
</office:document-meta>
</file>